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3"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Roll</text:p>
          </table:table-cell>
          <table:table-cell table:number-columns-repeated="12"/>
          <table:table-cell table:style-name="Default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012" calcext:value-type="float">
            <text:p>0.012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49" calcext:value-type="float">
            <text:p>0.049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123" calcext:value-type="float">
            <text:p>0.123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198" calcext:value-type="float">
            <text:p>0.198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3" calcext:value-type="float">
            <text:p>0.123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49" calcext:value-type="float">
            <text:p>0.049</text:p>
          </table:table-cell>
          <table:table-cell table:number-columns-repeated="11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" calcext:value-type="float">
            <text:p>0.012</text:p>
          </table:table-cell>
          <table:table-cell table:number-columns-repeated="11"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12"/>
          <table:table-cell table:style-name="Default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12"/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VLOOKUP(-4;[.$A$5:.$B$13];2)*VLOOKUP(4;[.$A$5:.$B$13];2)" office:value-type="float" office:value="0.000144" calcext:value-type="float">
            <text:p>0.000144</text:p>
          </table:table-cell>
          <table:table-cell table:number-columns-repeated="9"/>
          <table:table-cell table:formula="of:=SUM([.B18:.J18])" office:value-type="float" office:value="0.000144" calcext:value-type="float">
            <text:p>0.000144</text:p>
          </table:table-cell>
          <table:table-cell table:style-name="ce2" table:formula="of:=[.L18]" office:value-type="percentage" office:value="0.000144" calcext:value-type="percentage">
            <text:p>0.01%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VLOOKUP(-4;[.$A$5:.$B$13];2)*VLOOKUP(3;[.$A$5:.$B$13];2)" office:value-type="float" office:value="0.000588" calcext:value-type="float">
            <text:p>0.000588</text:p>
          </table:table-cell>
          <table:table-cell table:formula="of:=VLOOKUP(-3;[.$A$5:.$B$13];2)*VLOOKUP(4;[.$A$5:.$B$13];2)" office:value-type="float" office:value="0.000588" calcext:value-type="float">
            <text:p>0.000588</text:p>
          </table:table-cell>
          <table:table-cell table:number-columns-repeated="8"/>
          <table:table-cell table:formula="of:=SUM([.B19:.J19])" office:value-type="float" office:value="0.001176" calcext:value-type="float">
            <text:p>0.001176</text:p>
          </table:table-cell>
          <table:table-cell table:style-name="ce2" table:formula="of:=[.L19]" office:value-type="percentage" office:value="0.001176" calcext:value-type="percentage">
            <text:p>0.12%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VLOOKUP(-4;[.$A$5:.$B$13];2)*VLOOKUP(2;[.$A$5:.$B$13];2)" office:value-type="float" office:value="0.001476" calcext:value-type="float">
            <text:p>0.001476</text:p>
          </table:table-cell>
          <table:table-cell table:formula="of:=VLOOKUP(-3;[.$A$5:.$B$13];2)*VLOOKUP(3;[.$A$5:.$B$13];2)" office:value-type="float" office:value="0.002401" calcext:value-type="float">
            <text:p>0.002401</text:p>
          </table:table-cell>
          <table:table-cell table:formula="of:=VLOOKUP(-2;[.$A$5:.$B$13];2)*VLOOKUP(4;[.$A$5:.$B$13];2)" office:value-type="float" office:value="0.001476" calcext:value-type="float">
            <text:p>0.001476</text:p>
          </table:table-cell>
          <table:table-cell table:number-columns-repeated="7"/>
          <table:table-cell table:formula="of:=SUM([.B20:.J20])" office:value-type="float" office:value="0.005353" calcext:value-type="float">
            <text:p>0.005353</text:p>
          </table:table-cell>
          <table:table-cell table:style-name="ce2" table:formula="of:=[.L20]" office:value-type="percentage" office:value="0.005353" calcext:value-type="percentage">
            <text:p>0.54%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VLOOKUP(-4;[.$A$5:.$B$13];2)*VLOOKUP(1;[.$A$5:.$B$13];2)" office:value-type="float" office:value="0.002376" calcext:value-type="float">
            <text:p>0.002376</text:p>
          </table:table-cell>
          <table:table-cell table:formula="of:=VLOOKUP(-3;[.$A$5:.$B$13];2)*VLOOKUP(2;[.$A$5:.$B$13];2)" office:value-type="float" office:value="0.006027" calcext:value-type="float">
            <text:p>0.006027</text:p>
          </table:table-cell>
          <table:table-cell table:formula="of:=VLOOKUP(-2;[.$A$5:.$B$13];2)*VLOOKUP(3;[.$A$5:.$B$13];2)" office:value-type="float" office:value="0.006027" calcext:value-type="float">
            <text:p>0.006027</text:p>
          </table:table-cell>
          <table:table-cell table:formula="of:=VLOOKUP(-1;[.$A$5:.$B$13];2)*VLOOKUP(4;[.$A$5:.$B$13];2)" office:value-type="float" office:value="0.002376" calcext:value-type="float">
            <text:p>0.002376</text:p>
          </table:table-cell>
          <table:table-cell table:number-columns-repeated="6"/>
          <table:table-cell table:formula="of:=SUM([.B21:.J21])" office:value-type="float" office:value="0.016806" calcext:value-type="float">
            <text:p>0.016806</text:p>
          </table:table-cell>
          <table:table-cell table:style-name="ce2" table:formula="of:=[.L21]" office:value-type="percentage" office:value="0.016806" calcext:value-type="percentage">
            <text:p>1.68%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VLOOKUP(-4;[.$A$5:.$B$13];2)*VLOOKUP(0;[.$A$5:.$B$13];2)" office:value-type="float" office:value="0.00282" calcext:value-type="float">
            <text:p>0.00282</text:p>
          </table:table-cell>
          <table:table-cell table:formula="of:=VLOOKUP(-3;[.$A$5:.$B$13];2)*VLOOKUP(1;[.$A$5:.$B$13];2)" office:value-type="float" office:value="0.009702" calcext:value-type="float">
            <text:p>0.009702</text:p>
          </table:table-cell>
          <table:table-cell table:formula="of:=VLOOKUP(-2;[.$A$5:.$B$13];2)*VLOOKUP(2;[.$A$5:.$B$13];2)" office:value-type="float" office:value="0.015129" calcext:value-type="float">
            <text:p>0.015129</text:p>
          </table:table-cell>
          <table:table-cell table:formula="of:=VLOOKUP(-1;[.$A$5:.$B$13];2)*VLOOKUP(3;[.$A$5:.$B$13];2)" office:value-type="float" office:value="0.009702" calcext:value-type="float">
            <text:p>0.009702</text:p>
          </table:table-cell>
          <table:table-cell table:formula="of:=VLOOKUP(0;[.$A$5:.$B$13];2)*VLOOKUP(4;[.$A$5:.$B$13];2)" office:value-type="float" office:value="0.00282" calcext:value-type="float">
            <text:p>0.00282</text:p>
          </table:table-cell>
          <table:table-cell table:number-columns-repeated="5"/>
          <table:table-cell table:formula="of:=SUM([.B22:.J22])" office:value-type="float" office:value="0.040173" calcext:value-type="float">
            <text:p>0.040173</text:p>
          </table:table-cell>
          <table:table-cell table:style-name="ce2" table:formula="of:=[.L22]" office:value-type="percentage" office:value="0.040173" calcext:value-type="percentage">
            <text:p>4.02%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VLOOKUP(-4;[.$A$5:.$B$13];2)*VLOOKUP(-1;[.$A$5:.$B$13];2)" office:value-type="float" office:value="0.002376" calcext:value-type="float">
            <text:p>0.002376</text:p>
          </table:table-cell>
          <table:table-cell table:formula="of:=VLOOKUP(-3;[.$A$5:.$B$13];2)*VLOOKUP(0;[.$A$5:.$B$13];2)" office:value-type="float" office:value="0.011515" calcext:value-type="float">
            <text:p>0.011515</text:p>
          </table:table-cell>
          <table:table-cell table:formula="of:=VLOOKUP(-2;[.$A$5:.$B$13];2)*VLOOKUP(1;[.$A$5:.$B$13];2)" office:value-type="float" office:value="0.024354" calcext:value-type="float">
            <text:p>0.024354</text:p>
          </table:table-cell>
          <table:table-cell table:formula="of:=VLOOKUP(-1;[.$A$5:.$B$13];2)*VLOOKUP(2;[.$A$5:.$B$13];2)" office:value-type="float" office:value="0.024354" calcext:value-type="float">
            <text:p>0.024354</text:p>
          </table:table-cell>
          <table:table-cell table:formula="of:=VLOOKUP(0;[.$A$5:.$B$13];2)*VLOOKUP(3;[.$A$5:.$B$13];2)" office:value-type="float" office:value="0.011515" calcext:value-type="float">
            <text:p>0.011515</text:p>
          </table:table-cell>
          <table:table-cell table:formula="of:=VLOOKUP(1;[.$A$5:.$B$13];2)*VLOOKUP(4;[.$A$5:.$B$13];2)" office:value-type="float" office:value="0.002376" calcext:value-type="float">
            <text:p>0.002376</text:p>
          </table:table-cell>
          <table:table-cell table:number-columns-repeated="4"/>
          <table:table-cell table:formula="of:=SUM([.B23:.J23])" office:value-type="float" office:value="0.07649" calcext:value-type="float">
            <text:p>0.07649</text:p>
          </table:table-cell>
          <table:table-cell table:style-name="ce2" table:formula="of:=[.L23]" office:value-type="percentage" office:value="0.07649" calcext:value-type="percentage">
            <text:p>7.65%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VLOOKUP(-4;[.$A$5:.$B$13];2)*VLOOKUP(-2;[.$A$5:.$B$13];2)" office:value-type="float" office:value="0.001476" calcext:value-type="float">
            <text:p>0.001476</text:p>
          </table:table-cell>
          <table:table-cell table:formula="of:=VLOOKUP(-3;[.$A$5:.$B$13];2)*VLOOKUP(-1;[.$A$5:.$B$13];2)" office:value-type="float" office:value="0.009702" calcext:value-type="float">
            <text:p>0.009702</text:p>
          </table:table-cell>
          <table:table-cell table:formula="of:=VLOOKUP(-2;[.$A$5:.$B$13];2)*VLOOKUP(0;[.$A$5:.$B$13];2)" office:value-type="float" office:value="0.028905" calcext:value-type="float">
            <text:p>0.028905</text:p>
          </table:table-cell>
          <table:table-cell table:formula="of:=VLOOKUP(-1;[.$A$5:.$B$13];2)*VLOOKUP(1;[.$A$5:.$B$13];2)" office:value-type="float" office:value="0.039204" calcext:value-type="float">
            <text:p>0.039204</text:p>
          </table:table-cell>
          <table:table-cell table:formula="of:=VLOOKUP(0;[.$A$5:.$B$13];2)*VLOOKUP(2;[.$A$5:.$B$13];2)" office:value-type="float" office:value="0.028905" calcext:value-type="float">
            <text:p>0.028905</text:p>
          </table:table-cell>
          <table:table-cell table:formula="of:=VLOOKUP(1;[.$A$5:.$B$13];2)*VLOOKUP(3;[.$A$5:.$B$13];2)" office:value-type="float" office:value="0.009702" calcext:value-type="float">
            <text:p>0.009702</text:p>
          </table:table-cell>
          <table:table-cell table:formula="of:=VLOOKUP(2;[.$A$5:.$B$13];2)*VLOOKUP(4;[.$A$5:.$B$13];2)" office:value-type="float" office:value="0.001476" calcext:value-type="float">
            <text:p>0.001476</text:p>
          </table:table-cell>
          <table:table-cell table:number-columns-repeated="3"/>
          <table:table-cell table:formula="of:=SUM([.B24:.J24])" office:value-type="float" office:value="0.11937" calcext:value-type="float">
            <text:p>0.11937</text:p>
          </table:table-cell>
          <table:table-cell table:style-name="ce2" table:formula="of:=[.L24]" office:value-type="percentage" office:value="0.11937" calcext:value-type="percentage">
            <text:p>11.94%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VLOOKUP(-4;[.$A$5:.$B$13];2)*VLOOKUP(-3;[.$A$5:.$B$13];2)" office:value-type="float" office:value="0.000588" calcext:value-type="float">
            <text:p>0.000588</text:p>
          </table:table-cell>
          <table:table-cell table:formula="of:=VLOOKUP(-3;[.$A$5:.$B$13];2)*VLOOKUP(-2;[.$A$5:.$B$13];2)" office:value-type="float" office:value="0.006027" calcext:value-type="float">
            <text:p>0.006027</text:p>
          </table:table-cell>
          <table:table-cell table:formula="of:=VLOOKUP(-2;[.$A$5:.$B$13];2)*VLOOKUP(-1;[.$A$5:.$B$13];2)" office:value-type="float" office:value="0.024354" calcext:value-type="float">
            <text:p>0.024354</text:p>
          </table:table-cell>
          <table:table-cell table:formula="of:=VLOOKUP(-1;[.$A$5:.$B$13];2)*VLOOKUP(0;[.$A$5:.$B$13];2)" office:value-type="float" office:value="0.04653" calcext:value-type="float">
            <text:p>0.04653</text:p>
          </table:table-cell>
          <table:table-cell table:formula="of:=VLOOKUP(0;[.$A$5:.$B$13];2)*VLOOKUP(1;[.$A$5:.$B$13];2)" office:value-type="float" office:value="0.04653" calcext:value-type="float">
            <text:p>0.04653</text:p>
          </table:table-cell>
          <table:table-cell table:formula="of:=VLOOKUP(1;[.$A$5:.$B$13];2)*VLOOKUP(2;[.$A$5:.$B$13];2)" office:value-type="float" office:value="0.024354" calcext:value-type="float">
            <text:p>0.024354</text:p>
          </table:table-cell>
          <table:table-cell table:formula="of:=VLOOKUP(2;[.$A$5:.$B$13];2)*VLOOKUP(3;[.$A$5:.$B$13];2)" office:value-type="float" office:value="0.006027" calcext:value-type="float">
            <text:p>0.006027</text:p>
          </table:table-cell>
          <table:table-cell table:formula="of:=VLOOKUP(3;[.$A$5:.$B$13];2)*VLOOKUP(4;[.$A$5:.$B$13];2)" office:value-type="float" office:value="0.000588" calcext:value-type="float">
            <text:p>0.000588</text:p>
          </table:table-cell>
          <table:table-cell table:number-columns-repeated="2"/>
          <table:table-cell table:formula="of:=SUM([.B25:.J25])" office:value-type="float" office:value="0.154998" calcext:value-type="float">
            <text:p>0.154998</text:p>
          </table:table-cell>
          <table:table-cell table:style-name="ce2" table:formula="of:=[.L25]" office:value-type="percentage" office:value="0.154998" calcext:value-type="percentage">
            <text:p>15.50%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VLOOKUP(-4;[.$A$5:.$B$13];2)*VLOOKUP(-4;[.$A$5:.$B$13];2)" office:value-type="float" office:value="0.000144" calcext:value-type="float">
            <text:p>0.000144</text:p>
          </table:table-cell>
          <table:table-cell table:formula="of:=VLOOKUP(-3;[.$A$5:.$B$13];2)*VLOOKUP(-3;[.$A$5:.$B$13];2)" office:value-type="float" office:value="0.002401" calcext:value-type="float">
            <text:p>0.002401</text:p>
          </table:table-cell>
          <table:table-cell table:formula="of:=VLOOKUP(-2;[.$A$5:.$B$13];2)*VLOOKUP(-2;[.$A$5:.$B$13];2)" office:value-type="float" office:value="0.015129" calcext:value-type="float">
            <text:p>0.015129</text:p>
          </table:table-cell>
          <table:table-cell table:formula="of:=VLOOKUP(-1;[.$A$5:.$B$13];2)*VLOOKUP(-1;[.$A$5:.$B$13];2)" office:value-type="float" office:value="0.039204" calcext:value-type="float">
            <text:p>0.039204</text:p>
          </table:table-cell>
          <table:table-cell table:formula="of:=VLOOKUP(0;[.$A$5:.$B$13];2)*VLOOKUP(0;[.$A$5:.$B$13];2)" office:value-type="float" office:value="0.055225" calcext:value-type="float">
            <text:p>0.055225</text:p>
          </table:table-cell>
          <table:table-cell table:formula="of:=VLOOKUP(1;[.$A$5:.$B$13];2)*VLOOKUP(1;[.$A$5:.$B$13];2)" office:value-type="float" office:value="0.039204" calcext:value-type="float">
            <text:p>0.039204</text:p>
          </table:table-cell>
          <table:table-cell table:formula="of:=VLOOKUP(2;[.$A$5:.$B$13];2)*VLOOKUP(2;[.$A$5:.$B$13];2)" office:value-type="float" office:value="0.015129" calcext:value-type="float">
            <text:p>0.015129</text:p>
          </table:table-cell>
          <table:table-cell table:formula="of:=VLOOKUP(3;[.$A$5:.$B$13];2)*VLOOKUP(3;[.$A$5:.$B$13];2)" office:value-type="float" office:value="0.002401" calcext:value-type="float">
            <text:p>0.002401</text:p>
          </table:table-cell>
          <table:table-cell table:formula="of:=VLOOKUP(4;[.$A$5:.$B$13];2)*VLOOKUP(4;[.$A$5:.$B$13];2)" office:value-type="float" office:value="0.000144" calcext:value-type="float">
            <text:p>0.000144</text:p>
          </table:table-cell>
          <table:table-cell/>
          <table:table-cell table:formula="of:=SUM([.B26:.J26])" office:value-type="float" office:value="0.168981" calcext:value-type="float">
            <text:p>0.168981</text:p>
          </table:table-cell>
          <table:table-cell table:style-name="ce2" table:formula="of:=[.L26]" office:value-type="percentage" office:value="0.168981" calcext:value-type="percentage">
            <text:p>16.90%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0.024354" calcext:value-type="float">
            <text:p>0.024354</text:p>
          </table:table-cell>
          <table:table-cell table:number-columns-repeated="2" office:value-type="float" office:value="0.04653" calcext:value-type="float">
            <text:p>0.04653</text:p>
          </table:table-cell>
          <table:table-cell office:value-type="float" office:value="0.024354" calcext:value-type="float">
            <text:p>0.024354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0.000588" calcext:value-type="float">
            <text:p>0.000588</text:p>
          </table:table-cell>
          <table:table-cell table:number-columns-repeated="2"/>
          <table:table-cell table:formula="of:=SUM([.B27:.J27])" office:value-type="float" office:value="0.154998" calcext:value-type="float">
            <text:p>0.154998</text:p>
          </table:table-cell>
          <table:table-cell table:style-name="ce2" table:formula="of:=[.L27]" office:value-type="percentage" office:value="0.154998" calcext:value-type="percentage">
            <text:p>15.50%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039204" calcext:value-type="float">
            <text:p>0.039204</text:p>
          </table:table-cell>
          <table:table-cell office:value-type="float" office:value="0.028905" calcext:value-type="float">
            <text:p>0.028905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01476" calcext:value-type="float">
            <text:p>0.001476</text:p>
          </table:table-cell>
          <table:table-cell table:number-columns-repeated="3"/>
          <table:table-cell table:formula="of:=SUM([.B28:.J28])" office:value-type="float" office:value="0.11937" calcext:value-type="float">
            <text:p>0.11937</text:p>
          </table:table-cell>
          <table:table-cell table:style-name="ce2" table:formula="of:=[.L28]" office:value-type="percentage" office:value="0.11937" calcext:value-type="percentage">
            <text:p>11.94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376" calcext:value-type="float">
            <text:p>0.002376</text:p>
          </table:table-cell>
          <table:table-cell office:value-type="float" office:value="0.011515" calcext:value-type="float">
            <text:p>0.011515</text:p>
          </table:table-cell>
          <table:table-cell table:number-columns-repeated="2" office:value-type="float" office:value="0.024354" calcext:value-type="float">
            <text:p>0.024354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0.002376" calcext:value-type="float">
            <text:p>0.002376</text:p>
          </table:table-cell>
          <table:table-cell table:number-columns-repeated="4"/>
          <table:table-cell table:formula="of:=SUM([.B29:.J29])" office:value-type="float" office:value="0.07649" calcext:value-type="float">
            <text:p>0.07649</text:p>
          </table:table-cell>
          <table:table-cell table:style-name="ce2" table:formula="of:=[.L29]" office:value-type="percentage" office:value="0.07649" calcext:value-type="percentage">
            <text:p>7.65%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15129" calcext:value-type="float">
            <text:p>0.015129</text:p>
          </table:table-cell>
          <table:table-cell office:value-type="float" office:value="0.009702" calcext:value-type="float">
            <text:p>0.009702</text:p>
          </table:table-cell>
          <table:table-cell office:value-type="float" office:value="0.00282" calcext:value-type="float">
            <text:p>0.00282</text:p>
          </table:table-cell>
          <table:table-cell table:number-columns-repeated="5"/>
          <table:table-cell table:formula="of:=SUM([.B30:.J30])" office:value-type="float" office:value="0.040173" calcext:value-type="float">
            <text:p>0.040173</text:p>
          </table:table-cell>
          <table:table-cell table:style-name="ce2" table:formula="of:=[.L30]" office:value-type="percentage" office:value="0.040173" calcext:value-type="percentage">
            <text:p>4.02%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376" calcext:value-type="float">
            <text:p>0.002376</text:p>
          </table:table-cell>
          <table:table-cell table:number-columns-repeated="2" office:value-type="float" office:value="0.006027" calcext:value-type="float">
            <text:p>0.006027</text:p>
          </table:table-cell>
          <table:table-cell office:value-type="float" office:value="0.002376" calcext:value-type="float">
            <text:p>0.002376</text:p>
          </table:table-cell>
          <table:table-cell table:number-columns-repeated="6"/>
          <table:table-cell table:formula="of:=SUM([.B31:.J31])" office:value-type="float" office:value="0.016806" calcext:value-type="float">
            <text:p>0.016806</text:p>
          </table:table-cell>
          <table:table-cell table:style-name="ce2" table:formula="of:=[.L31]" office:value-type="percentage" office:value="0.016806" calcext:value-type="percentage">
            <text:p>1.68%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476" calcext:value-type="float">
            <text:p>0.001476</text:p>
          </table:table-cell>
          <table:table-cell office:value-type="float" office:value="0.002401" calcext:value-type="float">
            <text:p>0.002401</text:p>
          </table:table-cell>
          <table:table-cell office:value-type="float" office:value="0.001476" calcext:value-type="float">
            <text:p>0.001476</text:p>
          </table:table-cell>
          <table:table-cell table:number-columns-repeated="7"/>
          <table:table-cell table:formula="of:=SUM([.B32:.J32])" office:value-type="float" office:value="0.005353" calcext:value-type="float">
            <text:p>0.005353</text:p>
          </table:table-cell>
          <table:table-cell table:style-name="ce2" table:formula="of:=[.L32]" office:value-type="percentage" office:value="0.005353" calcext:value-type="percentage">
            <text:p>0.54%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000588" calcext:value-type="float">
            <text:p>0.000588</text:p>
          </table:table-cell>
          <table:table-cell table:number-columns-repeated="8"/>
          <table:table-cell table:formula="of:=SUM([.B33:.J33])" office:value-type="float" office:value="0.001176" calcext:value-type="float">
            <text:p>0.001176</text:p>
          </table:table-cell>
          <table:table-cell table:style-name="ce2" table:formula="of:=[.L33]" office:value-type="percentage" office:value="0.001176" calcext:value-type="percentage">
            <text:p>0.12%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44" calcext:value-type="float">
            <text:p>0.000144</text:p>
          </table:table-cell>
          <table:table-cell table:number-columns-repeated="9"/>
          <table:table-cell table:formula="of:=SUM([.B34:.J34])" office:value-type="float" office:value="0.000144" calcext:value-type="float">
            <text:p>0.000144</text:p>
          </table:table-cell>
          <table:table-cell table:style-name="ce2" table:formula="of:=[.L34]" office:value-type="percentage" office:value="0.000144" calcext:value-type="percentage">
            <text:p>0.01%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22:05:46.500109348</meta:creation-date>
    <dc:date>2017-07-11T23:35:55.974245187</dc:date>
    <meta:editing-duration>PT6M23S</meta:editing-duration>
    <meta:editing-cycles>2</meta:editing-cycles>
    <meta:generator>LibreOffice/5.1.6.2$Linux_X86_64 LibreOffice_project/10m0$Build-2</meta:generator>
    <meta:document-statistic meta:table-count="1" meta:cell-count="170" meta:object-count="0"/>
  </office:meta>
</office:document-meta>
</file>